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7" style:family="table-row">
      <style:table-row-properties fo:keep-together="auto"/>
    </style:style>
    <style:style style:name="Table.A1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1">
      <style:paragraph-properties fo:break-before="page">
        <style:tab-stops>
          <style:tab-stop style:position="6.9252in" style:type="right" style:leader-style="dotted" style:leader-text="."/>
        </style:tab-stops>
      </style:paragraph-properties>
    </style:style>
    <style:style style:name="P113" style:family="paragraph" style:parent-style-name="Text_20_body">
      <style:paragraph-properties fo:text-align="start" style:justify-single-word="false"/>
      <style:text-properties officeooo:rsid="028d9d19" officeooo:paragraph-rsid="028d9d19"/>
    </style:style>
    <style:style style:name="P114" style:family="paragraph" style:parent-style-name="Text_20_body">
      <style:paragraph-properties fo:text-align="start" style:justify-single-word="false"/>
      <style:text-properties officeooo:rsid="0290c9dc" officeooo:paragraph-rsid="0290c9dc"/>
    </style:style>
    <style:style style:name="P115" style:family="paragraph" style:parent-style-name="Text_20_body">
      <style:text-properties officeooo:rsid="025ac3ec" officeooo:paragraph-rsid="0258e65e"/>
    </style:style>
    <style:style style:name="P116" style:family="paragraph" style:parent-style-name="Text_20_body">
      <style:paragraph-properties fo:text-align="center" style:justify-single-word="false"/>
      <style:text-properties officeooo:rsid="02d9b914" officeooo:paragraph-rsid="02d9b914"/>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Heading_20_1" style:list-style-nam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214f204" officeooo:paragraph-rsid="0214f204"/>
    </style:style>
    <style:style style:name="P131" style:family="paragraph" style:parent-style-name="Heading_20_1">
      <style:paragraph-properties fo:break-before="page"/>
      <style:text-properties officeooo:rsid="020ba268" officeooo:paragraph-rsid="020ba268"/>
    </style:style>
    <style:style style:name="P132" style:family="paragraph" style:parent-style-name="Heading_20_1">
      <style:paragraph-properties fo:break-before="page"/>
      <style:text-properties officeooo:rsid="02747469" officeooo:paragraph-rsid="02747469"/>
    </style:style>
    <style:style style:name="P133" style:family="paragraph" style:parent-style-name="Heading_20_1">
      <style:paragraph-properties fo:break-before="page"/>
      <style:text-properties officeooo:rsid="0237ce9b" officeooo:paragraph-rsid="0237ce9b"/>
    </style:style>
    <style:style style:name="P134" style:family="paragraph" style:parent-style-name="Heading_20_1">
      <style:paragraph-properties fo:break-before="page"/>
      <style:text-properties officeooo:rsid="0254747c" officeooo:paragraph-rsid="0254747c"/>
    </style:style>
    <style:style style:name="P135" style:family="paragraph" style:parent-style-name="Heading_20_1">
      <style:paragraph-properties fo:break-before="page"/>
      <style:text-properties officeooo:rsid="028d9d19" officeooo:paragraph-rsid="028d9d19"/>
    </style:style>
    <style:style style:name="P136" style:family="paragraph" style:parent-style-name="Heading_20_1">
      <style:paragraph-properties fo:break-before="page"/>
      <style:text-properties officeooo:rsid="025041f0" officeooo:paragraph-rsid="025041f0"/>
    </style:style>
    <style:style style:name="P137" style:family="paragraph" style:parent-style-name="Heading_20_1" style:list-style-name="">
      <style:paragraph-properties fo:break-before="page"/>
      <style:text-properties officeooo:rsid="02114a48" officeooo:paragraph-rsid="02114a48"/>
    </style:style>
    <style:style style:name="P138" style:family="paragraph" style:parent-style-name="Heading_20_1">
      <style:paragraph-properties fo:break-before="page"/>
      <style:text-properties officeooo:rsid="0258e65e" officeooo:paragraph-rsid="0258e65e"/>
    </style:style>
    <style:style style:name="P139" style:family="paragraph" style:parent-style-name="Heading_20_1">
      <style:paragraph-properties fo:break-before="page"/>
      <style:text-properties officeooo:rsid="01f69cb2" officeooo:paragraph-rsid="01f69cb2"/>
    </style:style>
    <style:style style:name="P140" style:family="paragraph" style:parent-style-name="Heading_20_1">
      <style:paragraph-properties fo:break-before="page"/>
      <style:text-properties officeooo:rsid="02499fd1" officeooo:paragraph-rsid="02499fd1"/>
    </style:style>
    <style:style style:name="P141" style:family="paragraph" style:parent-style-name="Heading_20_1">
      <style:paragraph-properties fo:break-before="page"/>
      <style:text-properties officeooo:rsid="0282d2bc" officeooo:paragraph-rsid="0282d2bc"/>
    </style:style>
    <style:style style:name="P142" style:family="paragraph" style:parent-style-name="Heading_20_1">
      <style:paragraph-properties fo:break-before="page"/>
      <style:text-properties officeooo:rsid="021f92a5" officeooo:paragraph-rsid="021f92a5"/>
    </style:style>
    <style:style style:name="P143" style:family="paragraph" style:parent-style-name="Text_20_body" style:list-style-name="L1">
      <style:paragraph-properties fo:text-align="start" style:justify-single-word="false"/>
    </style:style>
    <style:style style:name="P144" style:family="paragraph" style:parent-style-name="Text_20_body" style:list-style-name="L1">
      <style:paragraph-properties fo:text-align="start" style:justify-single-word="false"/>
      <style:text-properties officeooo:paragraph-rsid="02073959"/>
    </style:style>
    <style:style style:name="P145" style:family="paragraph" style:parent-style-name="Text_20_body" style:list-style-name="L1">
      <style:paragraph-properties fo:text-align="start" style:justify-single-word="false"/>
      <style:text-properties officeooo:paragraph-rsid="00c9d92f"/>
    </style:style>
    <style:style style:name="P146" style:family="paragraph" style:parent-style-name="Text_20_body" style:list-style-name="L2">
      <style:paragraph-properties fo:text-align="start" style:justify-single-word="false"/>
    </style:style>
    <style:style style:name="P147" style:family="paragraph" style:parent-style-name="Text_20_body" style:list-style-name="L6">
      <style:paragraph-properties fo:text-align="start" style:justify-single-word="false"/>
      <style:text-properties officeooo:paragraph-rsid="0043508b"/>
    </style:style>
    <style:style style:name="P148" style:family="paragraph" style:parent-style-name="Text_20_body" style:list-style-name="L6">
      <style:paragraph-properties fo:text-align="start" style:justify-single-word="false"/>
      <style:text-properties officeooo:paragraph-rsid="004289af"/>
    </style:style>
    <style:style style:name="P149" style:family="paragraph" style:parent-style-name="Text_20_body" style:list-style-name="L12">
      <style:paragraph-properties fo:text-align="start" style:justify-single-word="false"/>
    </style:style>
    <style:style style:name="P150" style:family="paragraph" style:parent-style-name="Text_20_body" style:list-style-name="L18">
      <style:paragraph-properties fo:text-align="start" style:justify-single-word="false"/>
      <style:text-properties officeooo:paragraph-rsid="0183ae4a"/>
    </style:style>
    <style:style style:name="P151" style:family="paragraph" style:parent-style-name="Text_20_body" style:list-style-name="L23">
      <style:paragraph-properties fo:text-align="start" style:justify-single-word="false"/>
    </style:style>
    <style:style style:name="P152" style:family="paragraph" style:parent-style-name="Text_20_body" style:list-style-name="L3">
      <style:text-properties officeooo:rsid="0216ad3d" officeooo:paragraph-rsid="0216ad3d"/>
    </style:style>
    <style:style style:name="P153" style:family="paragraph" style:parent-style-name="Text_20_body" style:list-style-name="L3">
      <style:text-properties officeooo:rsid="0216ad3d" officeooo:paragraph-rsid="021a54dd"/>
    </style:style>
    <style:style style:name="P154" style:family="paragraph" style:parent-style-name="Text_20_body" style:list-style-name="L3">
      <style:text-properties officeooo:rsid="0217b315" officeooo:paragraph-rsid="0217b315"/>
    </style:style>
    <style:style style:name="P155" style:family="paragraph" style:parent-style-name="Text_20_body" style:list-style-name="L4">
      <style:text-properties officeooo:rsid="027508c8" officeooo:paragraph-rsid="027508c8"/>
    </style:style>
    <style:style style:name="P156" style:family="paragraph" style:parent-style-name="Text_20_body" style:list-style-name="L5">
      <style:text-properties officeooo:rsid="027508c8" officeooo:paragraph-rsid="027508c8"/>
    </style:style>
    <style:style style:name="P157" style:family="paragraph" style:parent-style-name="Text_20_body" style:list-style-name="L4">
      <style:text-properties officeooo:rsid="0276d2dd" officeooo:paragraph-rsid="0276d2dd"/>
    </style:style>
    <style:style style:name="P158" style:family="paragraph" style:parent-style-name="Text_20_body" style:list-style-name="L4">
      <style:text-properties officeooo:rsid="027ea8da" officeooo:paragraph-rsid="027ea8da"/>
    </style:style>
    <style:style style:name="P159" style:family="paragraph" style:parent-style-name="Text_20_body" style:list-style-name="L4">
      <style:text-properties officeooo:rsid="02797caa" officeooo:paragraph-rsid="02bea62e"/>
    </style:style>
    <style:style style:name="P160" style:family="paragraph" style:parent-style-name="Text_20_body" style:list-style-name="L4">
      <style:text-properties officeooo:rsid="0277a638" officeooo:paragraph-rsid="0277a638"/>
    </style:style>
    <style:style style:name="P161" style:family="paragraph" style:parent-style-name="Text_20_body" style:list-style-name="L5">
      <style:text-properties officeooo:rsid="0278fd26" officeooo:paragraph-rsid="0278fd26"/>
    </style:style>
    <style:style style:name="P162" style:family="paragraph" style:parent-style-name="Text_20_body" style:list-style-name="L5">
      <style:text-properties officeooo:rsid="027aa6b7" officeooo:paragraph-rsid="027aa6b7"/>
    </style:style>
    <style:style style:name="P163" style:family="paragraph" style:parent-style-name="Text_20_body" style:list-style-name="L7">
      <style:paragraph-properties fo:text-align="start" style:justify-single-word="false"/>
      <style:text-properties officeooo:rsid="00487cf1" officeooo:paragraph-rsid="00487cf1"/>
    </style:style>
    <style:style style:name="P164" style:family="paragraph" style:parent-style-name="Text_20_body" style:list-style-name="L8">
      <style:paragraph-properties fo:text-align="start" style:justify-single-word="false"/>
      <style:text-properties officeooo:rsid="004b3c1a" officeooo:paragraph-rsid="004b3c1a"/>
    </style:style>
    <style:style style:name="P165" style:family="paragraph" style:parent-style-name="Text_20_body" style:list-style-name="L8">
      <style:paragraph-properties fo:text-align="start" style:justify-single-word="false"/>
      <style:text-properties officeooo:rsid="004df307" officeooo:paragraph-rsid="004df307"/>
    </style:style>
    <style:style style:name="P166" style:family="paragraph" style:parent-style-name="Text_20_body" style:list-style-name="L9"/>
    <style:style style:name="P167" style:family="paragraph" style:parent-style-name="Text_20_body" style:list-style-name="L9">
      <style:text-properties officeooo:paragraph-rsid="000fc9db"/>
    </style:style>
    <style:style style:name="P168" style:family="paragraph" style:parent-style-name="Text_20_body" style:list-style-name="L10">
      <style:text-properties officeooo:rsid="0237ce9b" officeooo:paragraph-rsid="0237ce9b"/>
    </style:style>
    <style:style style:name="P169" style:family="paragraph" style:parent-style-name="Text_20_body" style:list-style-name="L10">
      <style:text-properties officeooo:rsid="0238ba45" officeooo:paragraph-rsid="0238ba45"/>
    </style:style>
    <style:style style:name="P170" style:family="paragraph" style:parent-style-name="Text_20_body" style:list-style-name="L10">
      <style:text-properties officeooo:rsid="0239e7ed" officeooo:paragraph-rsid="0239e7ed"/>
    </style:style>
    <style:style style:name="P171" style:family="paragraph" style:parent-style-name="Text_20_body" style:list-style-name="L10">
      <style:text-properties officeooo:rsid="023ba637" officeooo:paragraph-rsid="023ba637"/>
    </style:style>
    <style:style style:name="P172" style:family="paragraph" style:parent-style-name="Text_20_body" style:list-style-name="L10">
      <style:text-properties officeooo:rsid="023c93b0" officeooo:paragraph-rsid="023c93b0"/>
    </style:style>
    <style:style style:name="P173" style:family="paragraph" style:parent-style-name="Text_20_body" style:list-style-name="L10">
      <style:text-properties officeooo:rsid="024119ed" officeooo:paragraph-rsid="024119ed"/>
    </style:style>
    <style:style style:name="P174" style:family="paragraph" style:parent-style-name="Text_20_body" style:list-style-name="L11">
      <style:text-properties officeooo:rsid="0255f91c" officeooo:paragraph-rsid="0255f91c"/>
    </style:style>
    <style:style style:name="P175" style:family="paragraph" style:parent-style-name="Text_20_body" style:list-style-name="L11">
      <style:text-properties officeooo:rsid="0256bf15" officeooo:paragraph-rsid="0256bf15"/>
    </style:style>
    <style:style style:name="P176" style:family="paragraph" style:parent-style-name="Text_20_body" style:list-style-name="L13">
      <style:paragraph-properties fo:text-align="start" style:justify-single-word="false"/>
      <style:text-properties officeooo:rsid="028d9d19" officeooo:paragraph-rsid="028d9d19"/>
    </style:style>
    <style:style style:name="P177" style:family="paragraph" style:parent-style-name="Text_20_body" style:list-style-name="L13">
      <style:paragraph-properties fo:text-align="start" style:justify-single-word="false"/>
      <style:text-properties officeooo:rsid="0290c9dc" officeooo:paragraph-rsid="0290c9dc"/>
    </style:style>
    <style:style style:name="P178" style:family="paragraph" style:parent-style-name="Text_20_body" style:list-style-name="L14">
      <style:paragraph-properties fo:text-align="start" style:justify-single-word="false"/>
      <style:text-properties officeooo:rsid="0290c9dc" officeooo:paragraph-rsid="0290c9dc"/>
    </style:style>
    <style:style style:name="P179" style:family="paragraph" style:parent-style-name="Text_20_body" style:list-style-name="L14">
      <style:paragraph-properties fo:text-align="start" style:justify-single-word="false"/>
      <style:text-properties officeooo:rsid="0290c9dc" officeooo:paragraph-rsid="02b30aa5"/>
    </style:style>
    <style:style style:name="P180" style:family="paragraph" style:parent-style-name="Text_20_body" style:list-style-name="L14">
      <style:paragraph-properties fo:text-align="start" style:justify-single-word="false"/>
      <style:text-properties officeooo:rsid="0298be2a" officeooo:paragraph-rsid="02a756fe"/>
    </style:style>
    <style:style style:name="P181" style:family="paragraph" style:parent-style-name="Text_20_body" style:list-style-name="L14">
      <style:paragraph-properties fo:text-align="start" style:justify-single-word="false"/>
      <style:text-properties officeooo:rsid="02a57924" officeooo:paragraph-rsid="02a756fe"/>
    </style:style>
    <style:style style:name="P182" style:family="paragraph" style:parent-style-name="Text_20_body" style:list-style-name="L14">
      <style:paragraph-properties fo:text-align="start" style:justify-single-word="false"/>
      <style:text-properties officeooo:rsid="02b6aa3f" officeooo:paragraph-rsid="02b6aa3f"/>
    </style:style>
    <style:style style:name="P183" style:family="paragraph" style:parent-style-name="Text_20_body" style:list-style-name="L15">
      <style:paragraph-properties fo:text-align="start" style:justify-single-word="false"/>
      <style:text-properties officeooo:rsid="010d8c95" officeooo:paragraph-rsid="010d8c95"/>
    </style:style>
    <style:style style:name="P184" style:family="paragraph" style:parent-style-name="Text_20_body" style:list-style-name="L16">
      <style:paragraph-properties fo:text-align="start" style:justify-single-word="false"/>
      <style:text-properties officeooo:rsid="015b6a08" officeooo:paragraph-rsid="015b6a08"/>
    </style:style>
    <style:style style:name="P185" style:family="paragraph" style:parent-style-name="Text_20_body" style:list-style-name="L16">
      <style:paragraph-properties fo:text-align="start" style:justify-single-word="false"/>
      <style:text-properties style:text-position="0% 100%" officeooo:rsid="015c0fb1" officeooo:paragraph-rsid="015c0fb1"/>
    </style:style>
    <style:style style:name="P186" style:family="paragraph" style:parent-style-name="Text_20_body" style:list-style-name="L16">
      <style:paragraph-properties fo:text-align="start" style:justify-single-word="false"/>
      <style:text-properties style:text-position="0% 100%" officeooo:rsid="015fcbaa" officeooo:paragraph-rsid="015fcbaa"/>
    </style:style>
    <style:style style:name="P187" style:family="paragraph" style:parent-style-name="Text_20_body" style:list-style-name="L17">
      <style:paragraph-properties fo:text-align="start" style:justify-single-word="false"/>
      <style:text-properties style:text-position="0% 100%" officeooo:rsid="0156ea73" officeooo:paragraph-rsid="0156ea73"/>
    </style:style>
    <style:style style:name="P188" style:family="paragraph" style:parent-style-name="Text_20_body" style:list-style-name="L17">
      <style:paragraph-properties fo:text-align="start" style:justify-single-word="false"/>
      <style:text-properties style:text-position="0% 100%" officeooo:rsid="01572456" officeooo:paragraph-rsid="01572456"/>
    </style:style>
    <style:style style:name="P189" style:family="paragraph" style:parent-style-name="Text_20_body" style:list-style-name="L17">
      <style:paragraph-properties fo:text-align="start" style:justify-single-word="false"/>
      <style:text-properties style:text-position="0% 100%" officeooo:rsid="01572456" officeooo:paragraph-rsid="016cbe95"/>
    </style:style>
    <style:style style:name="P190" style:family="paragraph" style:parent-style-name="Text_20_body" style:list-style-name="L17">
      <style:paragraph-properties fo:text-align="start" style:justify-single-word="false"/>
      <style:text-properties style:text-position="0% 100%" officeooo:rsid="01572456" officeooo:paragraph-rsid="01576b75"/>
    </style:style>
    <style:style style:name="P191" style:family="paragraph" style:parent-style-name="Text_20_body" style:list-style-name="L19">
      <style:paragraph-properties fo:text-align="start" style:justify-single-word="false"/>
      <style:text-properties style:text-position="0% 100%" officeooo:rsid="01572456" officeooo:paragraph-rsid="017f67a3"/>
    </style:style>
    <style:style style:name="P192" style:family="paragraph" style:parent-style-name="Text_20_body" style:list-style-name="L19">
      <style:paragraph-properties fo:text-align="start" style:justify-single-word="false"/>
      <style:text-properties style:text-position="0% 100%" officeooo:rsid="017d0427" officeooo:paragraph-rsid="017d0427"/>
    </style:style>
    <style:style style:name="P193" style:family="paragraph" style:parent-style-name="Text_20_body" style:list-style-name="L16">
      <style:paragraph-properties fo:text-align="start" style:justify-single-word="false"/>
      <style:text-properties officeooo:rsid="015ca488" officeooo:paragraph-rsid="015ca488"/>
    </style:style>
    <style:style style:name="P194" style:family="paragraph" style:parent-style-name="Text_20_body" style:list-style-name="L16">
      <style:paragraph-properties fo:text-align="start" style:justify-single-word="false"/>
      <style:text-properties officeooo:rsid="015dedb1" officeooo:paragraph-rsid="015dedb1"/>
    </style:style>
    <style:style style:name="P195" style:family="paragraph" style:parent-style-name="Text_20_body" style:list-style-name="L16">
      <style:paragraph-properties fo:text-align="start" style:justify-single-word="false"/>
      <style:text-properties officeooo:rsid="015fcbaa" officeooo:paragraph-rsid="015fcbaa"/>
    </style:style>
    <style:style style:name="P196" style:family="paragraph" style:parent-style-name="Text_20_body" style:list-style-name="L16">
      <style:paragraph-properties fo:text-align="start" style:justify-single-word="false"/>
      <style:text-properties officeooo:rsid="01606274" officeooo:paragraph-rsid="01687abe"/>
    </style:style>
    <style:style style:name="P197" style:family="paragraph" style:parent-style-name="Text_20_body" style:list-style-name="">
      <style:text-properties officeooo:rsid="02114a48" officeooo:paragraph-rsid="02114a48"/>
    </style:style>
    <style:style style:name="P198" style:family="paragraph" style:parent-style-name="Text_20_body" style:list-style-name="L20">
      <style:text-properties officeooo:paragraph-rsid="01f89768"/>
    </style:style>
    <style:style style:name="P199" style:family="paragraph" style:parent-style-name="Text_20_body" style:list-style-name="L20">
      <style:text-properties officeooo:rsid="01fa3f9f" officeooo:paragraph-rsid="01fa3f9f"/>
    </style:style>
    <style:style style:name="P200" style:family="paragraph" style:parent-style-name="Text_20_body" style:list-style-name="L20">
      <style:text-properties officeooo:rsid="021f71de" officeooo:paragraph-rsid="021f71de"/>
    </style:style>
    <style:style style:name="P201" style:family="paragraph" style:parent-style-name="Text_20_body" style:list-style-name="L20">
      <style:text-properties style:text-line-through-style="solid" style:text-line-through-type="single" officeooo:rsid="01fa64e9" officeooo:paragraph-rsid="01fa64e9"/>
    </style:style>
    <style:style style:name="P202" style:family="paragraph" style:parent-style-name="Text_20_body" style:list-style-name="L21">
      <style:text-properties officeooo:rsid="0282d2bc" officeooo:paragraph-rsid="0282d2bc"/>
    </style:style>
    <style:style style:name="P203" style:family="paragraph" style:parent-style-name="Text_20_body" style:list-style-name="L22"/>
    <style:style style:name="P204" style:family="paragraph" style:parent-style-name="Text_20_body" style:list-style-name="L22">
      <style:paragraph-properties fo:margin-top="0in" fo:margin-bottom="0in" style:contextual-spacing="false"/>
    </style:style>
    <style:style style:name="P205" style:family="paragraph" style:parent-style-name="Text_20_body" style:list-style-name="L24">
      <style:paragraph-properties fo:text-align="start" style:justify-single-word="false"/>
      <style:text-properties officeooo:rsid="00810387" officeooo:paragraph-rsid="00810387"/>
    </style:style>
    <style:style style:name="P206" style:family="paragraph" style:parent-style-name="Text_20_body" style:list-style-name="L24">
      <style:paragraph-properties fo:text-align="start" style:justify-single-word="false"/>
      <style:text-properties officeooo:rsid="0082d089" officeooo:paragraph-rsid="0082d089"/>
    </style:style>
    <style:style style:name="P207"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8"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9" style:family="paragraph" style:parent-style-name="Text_20_body" style:list-style-name="L24">
      <style:paragraph-properties fo:text-align="start" style:justify-single-word="false"/>
      <style:text-properties officeooo:rsid="0083254e" officeooo:paragraph-rsid="0083254e"/>
    </style:style>
    <style:style style:name="P210" style:family="paragraph" style:parent-style-name="Text_20_body" style:list-style-name="L25">
      <style:paragraph-properties fo:text-align="start" style:justify-single-word="false"/>
      <style:text-properties officeooo:rsid="0083254e" officeooo:paragraph-rsid="00887781"/>
    </style:style>
    <style:style style:name="P211" style:family="paragraph" style:parent-style-name="Text_20_body" style:list-style-name="L24">
      <style:paragraph-properties fo:text-align="start" style:justify-single-word="false"/>
      <style:text-properties officeooo:rsid="0086892f" officeooo:paragraph-rsid="008b4d44"/>
    </style:style>
    <style:style style:name="P212" style:family="paragraph" style:parent-style-name="Text_20_body" style:list-style-name="L25">
      <style:paragraph-properties fo:text-align="start" style:justify-single-word="false"/>
      <style:text-properties officeooo:rsid="00887781" officeooo:paragraph-rsid="00887781"/>
    </style:style>
    <style:style style:name="P213"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0d541"/>
    </style:style>
    <style:style style:name="T300" style:family="text">
      <style:text-properties officeooo:rsid="02e2c2f3"/>
    </style:style>
    <style:style style:name="T301" style:family="text">
      <style:text-properties officeooo:rsid="02e2fa5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6">2024.12.<text:span text:style-name="T299">12</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697_1754408385" text:style-name="Index_20_Link" text:visited-style-name="Index_20_Link">Introduction<text:tab/>4</text:a></text:p>
          <text:p text:style-name="P111"><text:a xlink:type="simple" xlink:href="#__RefHeading__804_1754408385" text:style-name="Index_20_Link" text:visited-style-name="Index_20_Link">Accounts<text:tab/>5</text:a></text:p>
          <text:p text:style-name="P111"><text:a xlink:type="simple" xlink:href="#__RefHeading__807_1754408385" text:style-name="Index_20_Link" text:visited-style-name="Index_20_Link">Adaptive Echo<text:tab/>6</text:a></text:p>
          <text:p text:style-name="P111"><text:a xlink:type="simple" xlink:href="#__RefHeading__186_1525007520" text:style-name="Index_20_Link" text:visited-style-name="Index_20_Link">Block Cipher Modes of Operation<text:tab/>7</text:a></text:p>
          <text:p text:style-name="P111"><text:a xlink:type="simple" xlink:href="#__RefHeading___Toc1165_1635037974" text:style-name="Index_20_Link" text:visited-style-name="Index_20_Link">Capabilities Sharing<text:tab/>8</text:a></text:p>
          <text:p text:style-name="P111"><text:a xlink:type="simple" xlink:href="#__RefHeading___Toc2133_3263081630" text:style-name="Index_20_Link" text:visited-style-name="Index_20_Link">Cascading Encryption<text:tab/>9</text:a></text:p>
          <text:p text:style-name="P111"><text:a xlink:type="simple" xlink:href="#__RefHeading__810_1754408385" text:style-name="Index_20_Link" text:visited-style-name="Index_20_Link">Communication Methods<text:tab/>10</text:a></text:p>
          <text:p text:style-name="P111"><text:a xlink:type="simple" xlink:href="#__RefHeading__297_1157459078" text:style-name="Index_20_Link" text:visited-style-name="Index_20_Link">Communication Model<text:tab/>11</text:a></text:p>
          <text:p text:style-name="P111"><text:a xlink:type="simple" xlink:href="#__RefHeading___Toc1909_830128324" text:style-name="Index_20_Link" text:visited-style-name="Index_20_Link">Communication Sessions<text:tab/>12</text:a></text:p>
          <text:p text:style-name="P111"><text:a xlink:type="simple" xlink:href="#__RefHeading___Toc1856_112550698" text:style-name="Index_20_Link" text:visited-style-name="Index_20_Link">Compilation Process<text:tab/>13</text:a></text:p>
          <text:p text:style-name="P111"><text:a xlink:type="simple" xlink:href="#__RefHeading__283_2127962396" text:style-name="Index_20_Link" text:visited-style-name="Index_20_Link">Configuration Settings<text:tab/>14</text:a></text:p>
          <text:p text:style-name="P111"><text:a xlink:type="simple" xlink:href="#__RefHeading__813_1754408385" text:style-name="Index_20_Link" text:visited-style-name="Index_20_Link">Constant-Time Comparison Function<text:tab/>15</text:a></text:p>
          <text:p text:style-name="P111"><text:a xlink:type="simple" xlink:href="#__RefHeading___Toc2096_3978727884" text:style-name="Index_20_Link" text:visited-style-name="Index_20_Link">DTLS<text:tab/>16</text:a></text:p>
          <text:p text:style-name="P111"><text:a xlink:type="simple" xlink:href="#__RefHeading___Toc2395_3948983249" text:style-name="Index_20_Link" text:visited-style-name="Index_20_Link">Dependencies<text:tab/>17</text:a></text:p>
          <text:p text:style-name="P111"><text:a xlink:type="simple" xlink:href="#__RefHeading__816_1754408385" text:style-name="Index_20_Link" text:visited-style-name="Index_20_Link">Echo<text:tab/>18</text:a></text:p>
          <text:p text:style-name="P111"><text:a xlink:type="simple" xlink:href="#__RefHeading__651_817640049" text:style-name="Index_20_Link" text:visited-style-name="Index_20_Link">Echo Public Key Sharing<text:tab/>19</text:a></text:p>
          <text:p text:style-name="P111"><text:a xlink:type="simple" xlink:href="#__RefHeading__266_198272384" text:style-name="Index_20_Link" text:visited-style-name="Index_20_Link">Electronic Mail<text:tab/>20</text:a></text:p>
          <text:p text:style-name="P111"><text:a xlink:type="simple" xlink:href="#__RefHeading___Toc649_890794201" text:style-name="Index_20_Link" text:visited-style-name="Index_20_Link">Electronic Mail Forward Secrecy<text:tab/>21</text:a></text:p>
          <text:p text:style-name="P111"><text:a xlink:type="simple" xlink:href="#__RefHeading__819_1754408385" text:style-name="Index_20_Link" text:visited-style-name="Index_20_Link">Encrypted and Authenticated Containers<text:tab/>22</text:a></text:p>
          <text:p text:style-name="P111"><text:a xlink:type="simple" xlink:href="#__RefHeading__603_490309552" text:style-name="Index_20_Link" text:visited-style-name="Index_20_Link">File Encryption<text:tab/>23</text:a></text:p>
          <text:p text:style-name="P111"><text:a xlink:type="simple" xlink:href="#__RefHeading___Toc2207_2542018587" text:style-name="Index_20_Link" text:visited-style-name="Index_20_Link">Forward Secrecy<text:tab/>24</text:a></text:p>
          <text:p text:style-name="P111"><text:a xlink:type="simple" xlink:href="#__RefHeading___Toc1120_495770474" text:style-name="Index_20_Link" text:visited-style-name="Index_20_Link">Fragmented StarBeams<text:tab/>25</text:a></text:p>
          <text:p text:style-name="P111"><text:a xlink:type="simple" xlink:href="#__RefHeading___Toc2273_505656901" text:style-name="Index_20_Link" text:visited-style-name="Index_20_Link">GPG<text:tab/>26</text:a></text:p>
          <text:p text:style-name="P111"><text:a xlink:type="simple" xlink:href="#__RefHeading__822_1754408385" text:style-name="Index_20_Link" text:visited-style-name="Index_20_Link">Key Derivation<text:tab/>27</text:a></text:p>
          <text:p text:style-name="P111"><text:a xlink:type="simple" xlink:href="#__RefHeading__210_12748797131" text:style-name="Index_20_Link" text:visited-style-name="Index_20_Link">Human Proxies<text:tab/>28</text:a></text:p>
          <text:p text:style-name="P111"><text:a xlink:type="simple" xlink:href="#__RefHeading__210_1274879713" text:style-name="Index_20_Link" text:visited-style-name="Index_20_Link">Hybrid System<text:tab/>29</text:a></text:p>
          <text:p text:style-name="P111"><text:a xlink:type="simple" xlink:href="#__RefHeading___Toc2262_74794747" text:style-name="Index_20_Link" text:visited-style-name="Index_20_Link">Kernel<text:tab/>30</text:a></text:p>
          <text:p text:style-name="P111"><text:a xlink:type="simple" xlink:href="#__RefHeading___Toc1332_384061765" text:style-name="Index_20_Link" text:visited-style-name="Index_20_Link">Local Private Application Interfaces (Patch Points)<text:tab/>31</text:a></text:p>
          <text:p text:style-name="P111"><text:a xlink:type="simple" xlink:href="#__RefHeading___Toc1246_1817743241" text:style-name="Index_20_Link" text:visited-style-name="Index_20_Link">McEliece<text:tab/>32</text:a></text:p>
          <text:p text:style-name="P111"><text:a xlink:type="simple" xlink:href="#__RefHeading___Toc2111_2506952086" text:style-name="Index_20_Link" text:visited-style-name="Index_20_Link">Multicasting<text:tab/>34</text:a></text:p>
          <text:p text:style-name="P111"><text:a xlink:type="simple" xlink:href="#__RefHeading__299_1157459078" text:style-name="Index_20_Link" text:visited-style-name="Index_20_Link">Multiple Devices<text:tab/>35</text:a></text:p>
          <text:p text:style-name="P111"><text:a xlink:type="simple" xlink:href="#__RefHeading___Toc1195_307987230" text:style-name="Index_20_Link" text:visited-style-name="Index_20_Link">Non-Volatile Congestion Control Memory<text:tab/>36</text:a></text:p>
          <text:p text:style-name="P111"><text:a xlink:type="simple" xlink:href="#__RefHeading___Toc1209_1984784944" text:style-name="Index_20_Link" text:visited-style-name="Index_20_Link">NTL<text:tab/>37</text:a></text:p>
          <text:p text:style-name="P111"><text:a xlink:type="simple" xlink:href="#__RefHeading___Toc2298_2908363741" text:style-name="Index_20_Link" text:visited-style-name="Index_20_Link">Other Options<text:tab/>38</text:a></text:p>
          <text:p text:style-name="P111"><text:a xlink:type="simple" xlink:href="#__RefHeading___Toc1036_18893826" text:style-name="Index_20_Link" text:visited-style-name="Index_20_Link">Pass-through Devices<text:tab/>39</text:a></text:p>
          <text:p text:style-name="P111"><text:a xlink:type="simple" xlink:href="#__RefHeading__253_527466761" text:style-name="Index_20_Link" text:visited-style-name="Index_20_Link">Poptastic<text:tab/>40</text:a></text:p>
          <text:p text:style-name="P111"><text:a xlink:type="simple" xlink:href="#__RefHeading___Toc2127_2097532776" text:style-name="Index_20_Link" text:visited-style-name="Index_20_Link">Problems<text:tab/>41</text:a></text:p>
          <text:p text:style-name="P111"><text:a xlink:type="simple" xlink:href="#__RefHeading__169_1115980955" text:style-name="Index_20_Link" text:visited-style-name="Index_20_Link">Public Key Infrastructure<text:tab/>42</text:a></text:p>
          <text:p text:style-name="P111"><text:a xlink:type="simple" xlink:href="#__RefHeading___Toc1516_1997043320" text:style-name="Index_20_Link" text:visited-style-name="Index_20_Link">Public Key Sharing<text:tab/>43</text:a></text:p>
          <text:p text:style-name="P111"><text:a xlink:type="simple" xlink:href="#__RefHeading___Toc2244_1947043133" text:style-name="Index_20_Link" text:visited-style-name="Index_20_Link">Pure Forward Secrecy<text:tab/>44</text:a></text:p>
          <text:p text:style-name="P111"><text:a xlink:type="simple" xlink:href="#__RefHeading___Toc1373_1503577792" text:style-name="Index_20_Link" text:visited-style-name="Index_20_Link">Secure Memory<text:tab/>45</text:a></text:p>
          <text:p text:style-name="P111"><text:a xlink:type="simple" xlink:href="#__RefHeading___Toc2488_3571996465" text:style-name="Index_20_Link" text:visited-style-name="Index_20_Link">Server-less P2P<text:tab/>46</text:a></text:p>
          <text:p text:style-name="P111"><text:a xlink:type="simple" xlink:href="#__RefHeading___Toc631_61244466" text:style-name="Index_20_Link" text:visited-style-name="Index_20_Link">Sessions<text:tab/>47</text:a></text:p>
          <text:p text:style-name="P111"><text:a xlink:type="simple" xlink:href="#__RefHeading__330_678579420" text:style-name="Index_20_Link" text:visited-style-name="Index_20_Link">Socialist Millionaire Protocol<text:tab/>48</text:a></text:p>
          <text:p text:style-name="P111"><text:a xlink:type="simple" xlink:href="#__RefHeading___Toc1097_1460767439" text:style-name="Index_20_Link" text:visited-style-name="Index_20_Link">Sources of Entropy<text:tab/>49</text:a></text:p>
          <text:p text:style-name="P111"><text:a xlink:type="simple" xlink:href="#__RefHeading___Toc2002_1921997545" text:style-name="Index_20_Link" text:visited-style-name="Index_20_Link">Surreptitious Forwarding<text:tab/>50</text:a></text:p>
          <text:p text:style-name="P111"><text:a xlink:type="simple" xlink:href="#__RefHeading__230_1536820662" text:style-name="Index_20_Link" text:visited-style-name="Index_20_Link">Two-Way Calling<text:tab/>51</text:a></text:p>
          <text:p text:style-name="P111"><text:a xlink:type="simple" xlink:href="#__RefHeading___Toc2164_1676095709" text:style-name="Index_20_Link" text:visited-style-name="Index_20_Link"><text:soft-page-break/>UI Fields<text:tab/>52</text:a></text:p>
          <text:p text:style-name="P111"><text:a xlink:type="simple" xlink:href="#__RefHeading___Toc842_866388615" text:style-name="Index_20_Link" text:visited-style-name="Index_20_Link">Verifying Ownership of Public Keys<text:tab/>53</text:a></text:p>
          <text:p text:style-name="P111"><text:a xlink:type="simple" xlink:href="#__RefHeading___Toc839_866388615" text:style-name="Index_20_Link" text:visited-style-name="Index_20_Link">Wide Lanes<text:tab/>55</text:a></text:p>
          <text:p text:style-name="P111"><text:a xlink:type="simple" xlink:href="#__RefHeading___Toc748_390620771" text:style-name="Index_20_Link" text:visited-style-name="Index_20_Link">References<text:tab/>56</text:a></text:p>
        </text:index-body>
      </text:table-of-content>
      <text:h text:style-name="P128" text:outline-level="1"/>
      <text:h text:style-name="P129"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9"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3">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2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6">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6">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2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0"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2">If available, retrieve previously-established authentication and encryption keys.</text:p>
        </text:list-item>
        <text:list-item>
          <text:p text:style-name="P153">Retrieve random authentication and encryption keys. <text:span text:style-name="T213">Verify that the random credentials differ from those in step #1.</text:span></text:p>
        </text:list-item>
        <text:list-item>
          <text:p text:style-name="P152">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4">Generate a bundle from the data in step #3 <text:span text:style-name="T212">using the keys from step #1</text:span>: AES(#3) || HMAC(AES(#3)).</text:p>
        </text:list-item>
        <text:list-item>
          <text:p text:style-name="P154">If SSL/TLS is available, funnel the bundle <text:span text:style-name="T212">from step </text:span>#4 through the SSL/TLS layer.</text:p>
        </text:list-item>
      </text:list>
      <text:p text:style-name="P87"/>
      <text:h text:style-name="P129"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29"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9"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9"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1"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2"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5">Bluetooth</text:p>
        </text:list-item>
        <text:list-item>
          <text:p text:style-name="P157">DTLS</text:p>
        </text:list-item>
        <text:list-item>
          <text:p text:style-name="P157">GPGME</text:p>
        </text:list-item>
        <text:list-item>
          <text:p text:style-name="P155">GeoIP</text:p>
        </text:list-item>
        <text:list-item>
          <text:p text:style-name="P155">McEliece</text:p>
        </text:list-item>
        <text:list-item>
          <text:p text:style-name="P155">NTRU</text:p>
        </text:list-item>
        <text:list-item>
          <text:p text:style-name="P158">POSIX Threads</text:p>
        </text:list-item>
        <text:list-item>
          <text:p text:style-name="P155">Poptastic</text:p>
        </text:list-item>
        <text:list-item>
          <text:p text:style-name="P159">PostgreSQL</text:p>
        </text:list-item>
        <text:list-item>
          <text:p text:style-name="P155">SCTP</text:p>
        </text:list-item>
        <text:list-item>
          <text:p text:style-name="P160">WebEngine</text:p>
        </text:list-item>
        <text:list-item>
          <text:p text:style-name="P160">WebKit</text:p>
        </text:list-item>
        <text:list-item>
          <text:p text:style-name="P155">WebSockets</text:p>
        </text:list-item>
      </text:list>
      <text:p text:style-name="P106">Required <text:span text:style-name="T249">Dependencies</text:span></text:p>
      <text:list text:style-name="L5">
        <text:list-item>
          <text:p text:style-name="P161">GPGError</text:p>
        </text:list-item>
        <text:list-item>
          <text:p text:style-name="P156">G<text:span text:style-name="T250">c</text:span>rypt</text:p>
        </text:list-item>
        <text:list-item>
          <text:p text:style-name="P161">OpenSSL</text:p>
        </text:list-item>
        <text:list-item>
          <text:p text:style-name="P162">Qt</text:p>
        </text:list-item>
      </text:list>
      <text:p text:style-name="P107"/>
      <text:h text:style-name="P129"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9"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47">A community is created. The community is defined by a pair of authentication and encryption keys. The keys are derived via the PBKDF2 function.</text:p>
        </text:list-item>
        <text:list-item>
          <text:p text:style-name="P14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9"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3">Permanent public key pairs have been exchanged correctly.</text:p>
        </text:list-item>
        <text:list-item>
          <text:p text:style-name="P163">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4">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4"><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4">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4">B generates private authentication and encryption keys. The keys are recorded locally.</text:p>
        </text:list-item>
        <text:list-item>
          <text:p text:style-name="P164">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5"><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67">If the size of the original data is less than the specified cipher's block size, the original data is re-sized such that its new size is identical to the cipher's block size. A zero-byte pad is applied.</text:p>
        </text:list-item>
        <text:list-item>
          <text:p text:style-name="P166">Append the size of the original data to the <text:span text:style-name="T76">potentially-padded</text:span> container.</text:p>
        </text:list-item>
        <text:list-item>
          <text:p text:style-name="P166">Encrypt the augmented data via the selected cipher and specified mode.</text:p>
        </text:list-item>
        <text:list-item>
          <text:p text:style-name="P166">Compute a keyed-hash of the encrypted container.</text:p>
        </text:list-item>
        <text:list-item>
          <text:p text:style-name="P166">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29"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3"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68"><text:span text:style-name="T224">An</text:span> operator initiates a Forward Secrecy request. <text:span text:style-name="T222">Public key options are offered.</text:span></text:p>
        </text:list-item>
        <text:list-item>
          <text:p text:style-name="P169">A<text:span text:style-name="T223">n ephemeral</text:span> private and public key pair is generated and recorded in the <text:span text:style-name="T226">initiating peer’s k</text:span>ernel’s address space.</text:p>
        </text:list-item>
        <text:list-item>
          <text:p text:style-name="P169">A <text:span text:style-name="T220">bundle which includes the ephemeral Forward Secrecy public key is created. If required, a signature is included in the bundle.</text:span></text:p>
        </text:list-item>
        <text:list-item>
          <text:p text:style-name="P170">The bundle is transferred to the destination peer.</text:p>
        </text:list-item>
        <text:list-item>
          <text:p text:style-name="P169">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1">The private-key information is bundled, signed if necessary, and transferred to the initiating peer.</text:p>
        </text:list-item>
        <text:list-item>
          <text:p text:style-name="P172">Upon receiving a valid Forward Secrecy response, the initiating peer deciphers the private-key bundle using the ephemeral private key and locally records the private-key information.</text:p>
        </text:list-item>
        <text:list-item>
          <text:p text:style-name="P173">The ephemeral private and public key pair is discarded from the <text:span text:style-name="T225">initiating peer’s k</text:span>ernel’s address space.</text:p>
        </text:list-item>
      </text:list>
      <text:p text:style-name="P98"/>
      <text:h text:style-name="P129"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4"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4">GPG public keys may be imported via Spot-On. If GPG keys are removed from Spot-On, their corresponding entries in the local keyring are also removed.</text:p>
        </text:list-item>
        <text:list-item>
          <text:p text:style-name="P174">Digital signatures are optional.</text:p>
        </text:list-item>
        <text:list-item>
          <text:p text:style-name="P175">Removal of GPG keys from the local keyring will not percolate to Spot-On.</text:p>
        </text:list-item>
        <text:list-item>
          <text:p text:style-name="P174">Spot-On does not retain private GPG keys.</text:p>
        </text:list-item>
        <text:list-item>
          <text:p text:style-name="P174">Spot-On is not responsible for generating GPG keys.</text:p>
        </text:list-item>
      </text:list>
      <text:p text:style-name="P102"/>
      <text:h text:style-name="P12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49">Generate a cryptographic salt. The size of the salt is configurable.</text:p>
        </text:list-item>
        <text:list-item>
          <text:p text:style-name="P149">Derive a temporary key via the PBKDF2 function. The hash algorithm, iteration count, passphrase (question/answer), and salt are input parameters to the function. All of the aforementioned parameters are configurable.</text:p>
        </text:list-item>
        <text:list-item>
          <text:p text:style-name="P149">Using the temporary key from the previous step, derive a new key via the PBKDF2 function. The previous parameters are also used, however, the temporary key replaces the passphrase (question/answer).</text:p>
        </text:list-item>
        <text:list-item>
          <text:p text:style-name="P14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5" text:outline-level="1"><text:bookmark-start text:name="__RefHeading__210_12748797131"/>Human Proxies<text:bookmark-end text:name="__RefHeading__210_12748797131"/></text:h>
      <text:p text:style-name="P113">Introduced in early 2023, the Human Proxies project is another interesting aspect of the serendipitous Echo. Let’s begin.</text:p>
      <text:p text:style-name="P113">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3">Human Proxies project description follows.</text:p>
      <text:list text:style-name="L13">
        <text:list-item>
          <text:p text:style-name="P176">A specifies B as a messaging proxy.</text:p>
        </text:list-item>
        <text:list-item>
          <text:p text:style-name="P176">A writes a message to one or more participants, <text:span text:style-name="T258">perhaps even B.</text:span></text:p>
        </text:list-item>
        <text:list-item>
          <text:p text:style-name="P176">For a recipient R, the transmitted message is B(R(M)). R(M) contains some important information. B(…) is a traditional message.</text:p>
        </text:list-item>
        <text:list-item>
          <text:p text:style-name="P176">Once B receives B(R(M)), <text:span text:style-name="T259">it extracts R(M) through the traditional Spot-On mechanisms and detects that R(M) is present. How? R(M) contains a special </text:span><text:span text:style-name="T275">message type.</text:span></text:p>
        </text:list-item>
        <text:list-item>
          <text:p text:style-name="P177">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77">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4">Let’s consider some interesting aspects of the Human Proxies project.</text:p>
      <text:list text:style-name="L14">
        <text:list-item>
          <text:p text:style-name="P178">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0">B cannot read C’s message.</text:p>
        </text:list-item>
        <text:list-item>
          <text:p text:style-name="P181">B does not know that C is the recipient.</text:p>
        </text:list-item>
        <text:list-item>
          <text:p text:style-name="P182">How does this new protocol behave in the world of the Adaptive Echo?</text:p>
        </text:list-item>
        <text:list-item>
          <text:p text:style-name="P179">Human Proxies may be further enhanced. For example, B may transform R’(M) into V(R’(M)) where V is B’s proxy.</text:p>
        </text:list-item>
        <text:list-item>
          <text:p text:style-name="P178">In our example, B and C are <text:span text:style-name="T272">not </text:span><text:span text:style-name="T269">paired and are therefore </text:span>not aware of one another.</text:p>
        </text:list-item>
      </text:list>
      <text:p text:style-name="P114"/>
      <text:h text:style-name="P129"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6"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29"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3">Decide <text:span text:style-name="T130">on </text:span>the interface of the application. That is, Bluetooth, TCP, etc. <text:span text:style-name="T130">Does it require SSL/TLS?</text:span></text:p>
        </text:list-item>
        <text:list-item>
          <text:p text:style-name="P183">Create a local private listener, say 127.0.0.1:4710.</text:p>
        </text:list-item>
        <text:list-item>
          <text:p text:style-name="P183">Enable the pass-through setting on the listener.</text:p>
        </text:list-item>
        <text:list-item>
          <text:p text:style-name="P183">Prepare the pseudo-private credentials via a context menu.</text:p>
        </text:list-item>
        <text:list-item>
          <text:p text:style-name="P183">Distribute the credentials to your partners. Remember, these are not necessarily private credentials. However, let’s consider them as such.</text:p>
        </text:list-item>
        <text:list-item>
          <text:p text:style-name="P183">Initiate the Spot-On kernel process.</text:p>
        </text:list-item>
        <text:list-item>
          <text:p text:style-name="P183">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9"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4"><text:span text:style-name="T96">Decrypt, via McEliece, c</text:span><text:span text:style-name="T1">1</text:span><text:span text:style-name="T96"> </text:span><text:span text:style-name="T108">to obtain the original message m.</text:span></text:p>
        </text:list-item>
        <text:list-item>
          <text:p text:style-name="P184"><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5">Compute the <text:span text:style-name="T205">SHA</text:span>-<text:span text:style-name="T205">256</text:span> digest of <text:span text:style-name="T160">e</text:span>.</text:p>
        </text:list-item>
        <text:list-item>
          <text:p text:style-name="P193"><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4"><text:span text:style-name="T96">Compute mcar = c</text:span><text:span text:style-name="T1">2</text:span><text:span text:style-name="T96"> xor </text:span><text:span text:style-name="T113">k</text:span><text:span text:style-name="T6">2</text:span><text:span text:style-name="T96">.</text:span></text:p>
        </text:list-item>
        <text:list-item>
          <text:p text:style-name="P186">Compute the SHA-<text:span text:style-name="T205">256</text:span> digest of e || mcar.</text:p>
        </text:list-item>
        <text:list-item>
          <text:p text:style-name="P195"><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6"><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87">Generate a random vector e of length n. <text:span text:style-name="T168">The vector e will contain t randomly-dispersed ones</text:span>.</text:p>
        </text:list-item>
        <text:list-item>
          <text:p text:style-name="P188">Compute the SHA-<text:span text:style-name="T205">256</text:span> digest of e || m, where m is the <text:span text:style-name="T161">original</text:span> message.</text:p>
        </text:list-item>
        <text:list-item>
          <text:p text:style-name="P188">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9"><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8">Compute the SHA-<text:span text:style-name="T205">256</text:span> digest of e.</text:p>
        </text:list-item>
        <text:list-item>
          <text:p text:style-name="P188">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0">Compute c<text:span text:style-name="T1">2</text:span> = <text:span text:style-name="T165">k</text:span><text:span text:style-name="T10">2</text:span> <text:span text:style-name="T156">xor</text:span> m.</text:p>
        </text:list-item>
        <text:list-item>
          <text:p text:style-name="P188">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0"><text:span text:style-name="T112">Decrypt, via McEliece, c</text:span><text:span text:style-name="T11">1</text:span><text:span text:style-name="T112"> </text:span><text:span text:style-name="T108">to obtain the original message m.</text:span></text:p>
        </text:list-item>
        <text:list-item>
          <text:p text:style-name="P150"><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0"><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0"><text:span text:style-name="T119">Compute mcar = c</text:span><text:span text:style-name="T12">2</text:span><text:span text:style-name="T119"> xor </text:span><text:span text:style-name="T113">k</text:span><text:span text:style-name="T6">2</text:span><text:span text:style-name="T119">.</text:span></text:p>
        </text:list-item>
        <text:list-item>
          <text:p text:style-name="P150"><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0"><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2">Generate a random vector e of length n. The vector e will contain t randomly-dispersed ones.</text:p>
        </text:list-item>
        <text:list-item>
          <text:p text:style-name="P191">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1">Compute c<text:span text:style-name="T1">1</text:span> = <text:span text:style-name="T163">k</text:span><text:span text:style-name="T8">1</text:span> <text:span text:style-name="T157">*</text:span><text:span text:style-name="T159"> </text:span><text:span text:style-name="T158">Ĝ</text:span> + e.</text:p>
        </text:list-item>
        <text:list-item>
          <text:p text:style-name="P191">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1">Compute c<text:span text:style-name="T1">2</text:span> = <text:span text:style-name="T165">k</text:span><text:span text:style-name="T10">2</text:span> <text:span text:style-name="T156">xor</text:span> m.</text:p>
        </text:list-item>
        <text:list-item>
          <text:p text:style-name="P191">Transfer c<text:span text:style-name="T1">1</text:span> <text:span text:style-name="T172">and </text:span>c<text:span text:style-name="T1">2</text:span>.</text:p>
        </text:list-item>
      </text:list>
      <text:p text:style-name="P65"/>
      <text:h text:style-name="P137"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197" text:outline-level="1"/>
      <text:h text:style-name="P129"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9"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9"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8"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7">FORTUNA_QUERY_INTERVAL_MS</text:p>
          </table:table-cell>
          <table:table-cell table:style-name="Table.B2" office:value-type="string">
            <text:p text:style-name="P120">Query the specified Fortuna server at the defined <text:span text:style-name="T298">millisecond </text:span>interval. Disabled if zero or less.</text:p>
          </table:table-cell>
        </table:table-row>
        <table:table-row>
          <table:table-cell table:style-name="Table.A3" office:value-type="string">
            <text:p text:style-name="P117">FORTUNA_URL</text:p>
          </table:table-cell>
          <table:table-cell table:style-name="Table.B3" office:value-type="string">
            <text:p text:style-name="P120">Defines the Fortuna server. For example, http(s)://192.168.178.85:5000. Disabled if the URL is empty or invalid.</text:p>
          </table:table-cell>
        </table:table-row>
        <table:table-row>
          <table:table-cell table:style-name="Table.A2" office:value-type="string">
            <text:p text:style-name="P117">MAXIMUM_KERNEL_WEB_SERVER_SOCKET_READ_BUFFER_SIZE</text:p>
          </table:table-cell>
          <table:table-cell table:style-name="Table.B2" office:value-type="string">
            <text:p text:style-name="P121"><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3" office:value-type="string">
            <text:p text:style-name="P117">P2P_SERVERLESS_CONNECT_INTERVAL_MS</text:p>
          </table:table-cell>
          <table:table-cell table:style-name="Table.B3" office:value-type="string">
            <text:p text:style-name="P122">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8">PUBLISHED_PAGES</text:p>
          </table:table-cell>
          <table:table-cell table:style-name="Table.B2" office:value-type="string">
            <text:p text:style-name="P119">Absolute-<text:span text:style-name="T301">Directory</text:span>-Path, Title-Line-Number, URL-Line-Number. The directory must be readable and writable. The line numbers must be in [1, 2] and unique. <text:span text:style-name="T300">Files are removed after processing.</text:span></text:p>
          </table:table-cell>
        </table:table-row>
        <table:table-row table:style-name="Table.7">
          <table:table-cell table:style-name="Table.A3" office:value-type="string">
            <text:p text:style-name="P117">SMP_PREFERRED_HASH_ALGORITHM</text:p>
          </table:table-cell>
          <table:table-cell table:style-name="Table.B3" office:value-type="string">
            <text:p text:style-name="P123">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2" office:value-type="string">
            <text:p text:style-name="P117">WEB_PAGES_SHARED_DIRECTORY</text:p>
          </table:table-cell>
          <table:table-cell table:style-name="Table.B2" office:value-type="string">
            <text:p text:style-name="P121"><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7">WEB_SERVER_CERTIFICATE_LIFETIME</text:p>
          </table:table-cell>
          <table:table-cell table:style-name="Table.B3" office:value-type="string">
            <text:p text:style-name="P121"><text:span text:style-name="T230">The number of seconds the Web server’s certificate is valid for. Defaults to </text:span>31536000. <text:span text:style-name="T230">Be careful.</text:span></text:p>
          </table:table-cell>
        </table:table-row>
        <table:table-row>
          <table:table-cell table:style-name="Table.A2" office:value-type="string">
            <text:p text:style-name="P117">WEB_SERVER_HTTP_SO_LINGER</text:p>
          </table:table-cell>
          <table:table-cell table:style-name="Table.B2" office:value-type="string">
            <text:p text:style-name="P121"><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7">WEB_SERVER_HTTPS_SO_LINGER</text:p>
          </table:table-cell>
          <table:table-cell table:style-name="Table.B3" office:value-type="string">
            <text:p text:style-name="P121"><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ext:soft-page-break/>
        <table:table-row>
          <table:table-cell table:style-name="Table.A2" office:value-type="string">
            <text:p text:style-name="P117">WEB_SERVER_KEY_SIZE</text:p>
          </table:table-cell>
          <table:table-cell table:style-name="Table.B2" office:value-type="string">
            <text:p text:style-name="P124">The Web server’s key size in bits. Defaults to 3072 <text:span text:style-name="T233">bits</text:span>. Be careful.</text:p>
          </table:table-cell>
        </table:table-row>
        <table:table-row>
          <table:table-cell table:style-name="Table.A13" office:value-type="string">
            <text:p text:style-name="P125">WEB_SERVER_SSL_OPTION_DISABLE_SESSION_TICKETS</text:p>
          </table:table-cell>
          <table:table-cell table:style-name="Table.B13"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5"/>
      <text:h text:style-name="P129"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9"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9" text:outline-level="1"><text:bookmark-start text:name="__RefHeading___Toc2127_2097532776"/>Problems<text:bookmark-end text:name="__RefHeading___Toc2127_2097532776"/></text:h>
      <text:p text:style-name="P81">This section details some of the encountered problems that Spot-On exhibits.</text:p>
      <text:list text:style-name="L20">
        <text:list-item>
          <text:p text:style-name="P199">Account credentials are stored using reversible encryption.</text:p>
        </text:list-item>
        <text:list-item>
          <text:p text:style-name="P200">It is important that a system’s clock is properly synchronized. Very, very <text:span text:style-name="T247">important.</text:span></text:p>
        </text:list-item>
        <text:list-item>
          <text:p text:style-name="P198"><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1">The URL data stored in shared.db does not include digests. Uniqueness is not properly defined in the urls database table.<text:span text:style-name="T282"> </text:span><text:span text:style-name="T283">Obsolete!</text:span></text:p>
        </text:list-item>
      </text:list>
      <text:p text:style-name="P81"/>
      <text:h text:style-name="P12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29"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0"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29"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1"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1">
        <text:list-item>
          <text:p text:style-name="P202">A node binds to its local IP address, <text:span text:style-name="T251">say 192.168.178.10. Its remote IP address is the Internet address of the remote peer in step 2.</text:span></text:p>
        </text:list-item>
        <text:list-item>
          <text:p text:style-name="P202">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2">Both Spot-On instances <text:span text:style-name="T287">automatically and </text:span>repeatedly attempt to connect to their remote peers.</text:p>
        </text:list-item>
        <text:list-item>
          <text:p text:style-name="P202">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29"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9"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2">
        <text:list-item>
          <text:p text:style-name="P204">Alice: </text:p>
          <text:list>
            <text:list-item>
              <text:p text:style-name="P204">Picks random exponents a<text:span text:style-name="T17">2</text:span> and a<text:span text:style-name="T17">3</text:span> </text:p>
            </text:list-item>
            <text:list-item>
              <text:p text:style-name="P204">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4">Bob: </text:p>
          <text:list>
            <text:list-item>
              <text:p text:style-name="P204">Picks random exponents b<text:span text:style-name="T17">2</text:span> and b<text:span text:style-name="T17">3</text:span> </text:p>
            </text:list-item>
            <text:list-item>
              <text:p text:style-name="P204">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4">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4">Picks random exponent r </text:p>
            </text:list-item>
            <text:list-item>
              <text:p text:style-name="P204">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4">Sends Alice g<text:span text:style-name="T17">2b</text:span>, g<text:span text:style-name="T17">3b</text:span>, P<text:span text:style-name="T17">b</text:span> and Q<text:span text:style-name="T17">b</text:span> </text:p>
            </text:list-item>
          </text:list>
        </text:list-item>
        <text:list-item>
          <text:p text:style-name="P204">Alice: </text:p>
          <text:list>
            <text:list-item>
              <text:p text:style-name="P204">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4">Picks random exponent s </text:p>
            </text:list-item>
            <text:list-item>
              <text:p text:style-name="P204">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4">Computes R<text:span text:style-name="T17">a</text:span> = (Q<text:span text:style-name="T17">a</text:span> / Q<text:span text:style-name="T17">b</text:span>) <text:span text:style-name="T18">a</text:span><text:span text:style-name="T17">3</text:span> </text:p>
            </text:list-item>
            <text:list-item>
              <text:p text:style-name="P204">Sends Bob P<text:span text:style-name="T17">a</text:span>, Q<text:span text:style-name="T17">a</text:span> and R<text:span text:style-name="T17">a</text:span> </text:p>
            </text:list-item>
          </text:list>
        </text:list-item>
        <text:list-item>
          <text:p text:style-name="P204">Bob: </text:p>
          <text:list>
            <text:list-item>
              <text:p text:style-name="P204">Computes R<text:span text:style-name="T17">b</text:span> = (Q<text:span text:style-name="T17">a</text:span> / Q<text:span text:style-name="T17">b</text:span>) <text:span text:style-name="T18">b</text:span><text:span text:style-name="T17">3</text:span> </text:p>
            </text:list-item>
            <text:list-item>
              <text:p text:style-name="P204">Computes R<text:span text:style-name="T17">ab</text:span> = R<text:span text:style-name="T17">a</text:span><text:span text:style-name="T18">b</text:span><text:span text:style-name="T17">3</text:span> </text:p>
            </text:list-item>
            <text:list-item>
              <text:p text:style-name="P204">Checks whether R<text:span text:style-name="T17">ab</text:span> == (P<text:span text:style-name="T17">a</text:span> / P<text:span text:style-name="T17">b</text:span>) </text:p>
            </text:list-item>
            <text:list-item>
              <text:p text:style-name="P204">Sends Alice R<text:span text:style-name="T17">b</text:span> </text:p>
            </text:list-item>
          </text:list>
        </text:list-item>
        <text:list-item>
          <text:p text:style-name="P204">Alice: </text:p>
          <text:list>
            <text:list-item>
              <text:p text:style-name="P204">Computes R<text:span text:style-name="T17">ab</text:span> = R<text:span text:style-name="T17">b</text:span><text:span text:style-name="T18">a</text:span><text:span text:style-name="T17">3</text:span> </text:p>
            </text:list-item>
            <text:list-item>
              <text:p text:style-name="P204">Checks whether R<text:span text:style-name="T17">ab</text:span> == (P<text:span text:style-name="T17">a</text:span> / P<text:span text:style-name="T17">b</text:span>) </text:p>
            </text:list-item>
          </text:list>
        </text:list-item>
        <text:list-item>
          <text:p text:style-name="P203">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9"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9"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9"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3">
        <text:list-item>
          <text:p text:style-name="P151">A peer generates 128-bit AES and 256-bit SHA-512 keys via the system's cryptographic random number generator.</text:p>
        </text:list-item>
        <text:list-item>
          <text:p text:style-name="P151">Using the destination's public key, the peer encapsulates the two keys via the hybrid cryptographic system.</text:p>
        </text:list-item>
        <text:list-item>
          <text:p text:style-name="P151">The destination peer receives the data, records it, and generates separate keys as in step 1.</text:p>
        </text:list-item>
        <text:list-item>
          <text:p text:style-name="P15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29"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4">
        <text:list-item>
          <text:p text:style-name="P205">The encryption or signature public key is gathered <text:span text:style-name="T59">and stored in </text:span><text:span text:style-name="T41">data_t</text:span><text:span text:style-name="T49">.</text:span></text:p>
        </text:list-item>
        <text:list-item>
          <text:p text:style-name="P206">The SHA-512 digest of the <text:span text:style-name="T60">public </text:span>key is computed <text:span text:style-name="T38">and stored in </text:span><text:span text:style-name="T40">hash</text:span><text:span text:style-name="T48">.</text:span></text:p>
        </text:list-item>
        <text:list-item>
          <text:p text:style-name="P207">For DSA, Elliptic Curve DSA, and ElGamal public keys:</text:p>
          <text:list>
            <text:list-item>
              <text:p text:style-name="P207">gcry_sexp_build(&amp;data_t, 0,</text:p>
              <text:p text:style-name="P207">"(data (flags raw)(value %m))",</text:p>
              <text:p text:style-name="P207">hash_t) is computed.</text:p>
            </text:list-item>
          </text:list>
        </text:list-item>
        <text:list-item>
          <text:p text:style-name="P209">For Edward Curve DSA public keys:</text:p>
          <text:list>
            <text:list-item>
              <text:p text:style-name="P209">gcry_sexp_build(&amp;data_t, 0,</text:p>
              <text:p text:style-name="P209">"(data (flags eddsa)(hash-algo sha512)"</text:p>
              <text:p text:style-name="P209">"(value %b))",</text:p>
              <text:p text:style-name="P209">hash.length(),</text:p>
              <text:p text:style-name="P209">hash.constData()) is computed.</text:p>
            </text:list-item>
          </text:list>
        </text:list-item>
        <text:list-item>
          <text:p text:style-name="P209">For RSA public keys:</text:p>
          <text:list>
            <text:list-item>
              <text:p text:style-name="P209">gcry_sexp_build(&amp;data_t, 0,</text:p>
              <text:p text:style-name="P209">"(data (flags pss)(hash sha512 %b)"</text:p>
              <text:p text:style-name="P209">"(random-override %b))",</text:p>
              <text:p text:style-name="P209">hash.length(),</text:p>
              <text:p text:style-name="P209">hash.constData(),</text:p>
              <text:p text:style-name="P209">random.length(),</text:p>
              <text:p text:style-name="P209">random.constData()) is computed, <text:span text:style-name="T58">where the </text:span>variable <text:span text:style-name="T39">random</text:span><text:span text:style-name="T47"> contains 20 bytes of random data.</text:span></text:p>
            </text:list-item>
          </text:list>
        </text:list-item>
        <text:list-item>
          <text:p text:style-name="P211"><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5">
        <text:list-item>
          <text:p text:style-name="P212"><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8">For DSA, Elliptic Curve DSA, and ElGamal public keys:</text:p>
          <text:list>
            <text:list-item>
              <text:p text:style-name="P208">gcry_sexp_build(&amp;data_t, 0,</text:p>
              <text:p text:style-name="P208">"(data (flags raw)(value %m))",</text:p>
              <text:p text:style-name="P210"><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0">For Edward Curve DSA public keys:</text:p>
          <text:list>
            <text:list-item>
              <text:p text:style-name="P210">gcry_sexp_build(&amp;data_t, 0,</text:p>
              <text:p text:style-name="P210">"(data (flags eddsa)(hash-algo sha512)"</text:p>
              <text:p text:style-name="P210">"(value %b))",</text:p>
              <text:p text:style-name="P210">hash.length(),</text:p>
              <text:p text:style-name="P210">hash.constData()) is computed.</text:p>
            </text:list-item>
          </text:list>
        </text:list-item>
        <text:list-item>
          <text:p text:style-name="P210">For RSA public keys:</text:p>
          <text:list>
            <text:list-item>
              <text:p text:style-name="P210">gcry_sexp_build(&amp;data_t, 0,</text:p>
              <text:p text:style-name="P210">"(data (flags pss)(hash sha512 %b)"</text:p>
              <text:p text:style-name="P210">"(random-override %b))",</text:p>
              <text:p text:style-name="P210">hash.length(),</text:p>
              <text:p text:style-name="P210">hash.constData(),</text:p>
              <text:p text:style-name="P210">random.length(),</text:p>
              <text:p text:style-name="P210"><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3"><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9"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9"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4-12-12T19:30:47.475285309</dc:date>
    <meta:editing-duration>P3DT1H50M28S</meta:editing-duration>
    <meta:editing-cycles>835</meta:editing-cycles>
    <meta:generator>LibreOffice/24.2.7.2$Linux_X86_64 LibreOffice_project/420$Build-2</meta:generator>
    <meta:print-date>2024-05-14T09:22:37.514579915</meta:print-date>
    <meta:printed-by>PDF files</meta:printed-by>
    <meta:document-statistic meta:table-count="2" meta:image-count="0" meta:object-count="0" meta:page-count="58" meta:paragraph-count="465" meta:word-count="7040" meta:character-count="47777" meta:non-whitespace-character-count="41322"/>
  </office:meta>
</office:document-meta>
</file>